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9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Multi-Service Workflows   (60-9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9 bridges everything learned so far into a coherent stack. The key skill is writing a</text:span></text:p>
              <text:p><text:span text:style-name="s6">repeatable 'stack up / stack down' script. The provided examples/stack/stack.sh is a reference</text:span></text:p>
              <text:p><text:span text:style-name="s6">implementation — study it with students before running i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hoosing a Multi-Service Pattern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User-defined network + named containers  -&gt;  best default for small stacks</text:span></text:p>
            <text:p><text:span text:style-name="s4">Pod (shared localhost)  -&gt;  when sidecars need 127.0.0.1</text:span></text:p>
            <text:p><text:span text:style-name="s5">podman play kube  -&gt;  when you want Kubernetes YAML locally</text:span></text:p>
            <text:p><text:span text:style-name="s4">Quadlet + systemd  -&gt;  production, reboot-safe (Module 11)</text:span></text:p>
            <text:p><text:span text:style-name="s4">Compose tools  -&gt;  convenient wrapper; learn primitives first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Decision tree: 1. Need boot persistence? -&gt; Quadlet (Module 11). 2. Need shared localhost? -&gt; Pod.</text:span></text:p>
              <text:p><text:span text:style-name="s6">3. Have Kubernetes YAML? -&gt; play kube. 4. Everything else: user-defined network. Compose tools</text:span></text:p>
              <text:p><text:span text:style-name="s6">(podman-compose, docker compose) are valid but they obscure what primitives are created. Students</text:span></text:p>
              <text:p><text:span text:style-name="s6">who learn the primitives first can debug any compose-generated setup because they understand what</text:span></text:p>
              <text:p><text:span text:style-name="s6">network create, volume create, and run commands are being issued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9: stack.sh Referenc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bash examples/stack/stack.sh up</text:span></text:p>
            <text:p><text:span text:style-name="s5">bash examples/stack/stack.sh status</text:span></text:p>
            <text:p><text:span text:style-name="s5">bash examples/stack/stack.sh down</text:span></text:p>
            <text:p><text:span text:style-name="s4">Study: idempotent creates, secret prompting, stable names</text:span></text:p>
            <text:p><text:span text:style-name="s4">DB has no published port — app reaches it via network DNS only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Before running, walk through the structure: 1. Creates network and volume if they do not exist</text:span></text:p>
              <text:p><text:span text:style-name="s6">(idempotent). 2. Creates the Podman secret for the DB password if not present,    prompting with</text:span></text:p>
              <text:p><text:span text:style-name="s6">read -s. 3. Starts containers with stable names so the script is safe to re-run. 4. The down command</text:span></text:p>
              <text:p><text:span text:style-name="s6">stops containers but leaves the volume to avoid data loss. Idempotency is the key production habit:</text:span></text:p>
              <text:p><text:span text:style-name="s6">a deploy script should be safe to run multiple times without side effect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